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333333" draw:textarea-horizontal-align="center" draw:textarea-vertical-align="middle"/>
    </style:style>
    <style:style style:name="gr3" style:family="graphic" style:parent-style-name="standard">
      <style:graphic-properties draw:fill="solid" draw:fill-color="#4c4c4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666666" draw:textarea-horizontal-align="center" draw:textarea-vertical-align="middle"/>
    </style:style>
    <style:style style:name="gr7" style:family="graphic" style:parent-style-name="standard">
      <style:graphic-properties draw:fill="solid" draw:fill-color="#00b8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fill="solid" draw:fill-color="#999999" draw:textarea-horizontal-align="center" draw:textarea-vertical-align="middle"/>
    </style:style>
    <style:style style:name="gr10" style:family="graphic" style:parent-style-name="standard">
      <style:graphic-properties draw:fill="solid" draw:fill-color="#0047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Arial" style:font-family-generic-asian="roman" style:font-pitch-asian="variable" style:font-size-asian="10pt" style:language-asian="zxx" style:country-asian="none" style:font-style-asian="normal" style:font-weight-asian="normal" style:font-family-complex="Arial" style:font-family-generic-complex="roman" style:font-pitch-complex="variable" style:font-size-complex="1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7cm" svg:height="16.9cm" svg:x="1.8cm" svg:y="2.6cm">
          <text:p/>
        </draw:rect>
        <draw:rect draw:style-name="gr2" draw:text-style-name="P1" draw:layer="layout" svg:width="16cm" svg:height="4.5cm" draw:transform="rotate (1.5707963267946) translate (13.5cm 19cm)">
          <text:p text:style-name="P1"><text:s text:c="28"/>Database </text:p>
        </draw:rect>
        <draw:rect draw:style-name="gr3" draw:text-style-name="P1" draw:layer="layout" svg:width="11.5cm" svg:height="1.5cm" svg:x="3cm" svg:y="17.2cm">
          <text:p text:style-name="P1">Multiplayer message broker</text:p>
        </draw:rect>
        <draw:rect draw:style-name="gr4" draw:text-style-name="P2" draw:layer="layout" svg:width="9.5cm" svg:height="15cm" svg:x="17cm" svg:y="3.5cm">
          <text:p text:style-name="P1">Backen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14"/></text:p>
        </draw:rect>
        <draw:frame draw:style-name="gr5" draw:layer="layout" svg:width="16.17cm" svg:height="0.962cm" svg:x="1.5cm" svg:y="1.5cm">
          <draw:text-box>
            <text:p>Meta Data Games (System Architecture for Version 1.0)</text:p>
          </draw:text-box>
        </draw:frame>
        <draw:rect draw:style-name="gr6" draw:text-style-name="P1" draw:layer="layout" svg:width="5.5cm" svg:height="6.5cm" draw:transform="rotate (1.5707963267946) translate (8cm 14cm)">
          <text:p text:style-name="P1">Game Engine</text:p>
        </draw:rect>
        <draw:rect draw:style-name="gr7" draw:text-style-name="P3" draw:layer="layout" svg:width="2cm" svg:height="0.5cm" svg:x="13.5cm" svg:y="10.5cm">
          <text:p text:style-name="P1"><text:span text:style-name="T2">Weighting</text:span></text:p>
        </draw:rect>
        <draw:rect draw:style-name="gr7" draw:text-style-name="P3" draw:layer="layout" svg:width="2cm" svg:height="0.5cm" svg:x="13.5cm" svg:y="11.1cm">
          <text:p text:style-name="P1"><text:span text:style-name="T2">Dictionary</text:span></text:p>
        </draw:rect>
        <draw:rect draw:style-name="gr7" draw:text-style-name="P3" draw:layer="layout" svg:width="2cm" svg:height="0.5cm" svg:x="13.5cm" svg:y="11.7cm">
          <text:p text:style-name="P1"><text:span text:style-name="T2">I.S. Access</text:span></text:p>
        </draw:rect>
        <draw:rect draw:style-name="gr8" draw:text-style-name="P1" draw:layer="layout" svg:width="12.1cm" svg:height="4.9cm" svg:x="2.4cm" svg:y="3.4cm">
          <text:p text:style-name="P1">Arcade</text:p>
          <text:p text:style-name="P1"><text:span text:style-name="T1">Player login/registration/profile</text:span></text:p>
          <text:p text:style-name="P1"><text:span text:style-name="T1">Forgotten password</text:span></text:p>
          <text:p text:style-name="P1"><text:span text:style-name="T1">Game listing</text:span></text:p>
          <text:p text:style-name="P1"><text:span text:style-name="T1">Score listings</text:span></text:p>
          <text:p text:style-name="P1"><text:span text:style-name="T1">Show badges</text:span></text:p>
          <text:p text:style-name="P1"><text:span text:style-name="T1">Contact page</text:span></text:p>
          <text:p text:style-name="P1"><text:span text:style-name="T1"/></text:p>
        </draw:rect>
        <draw:g>
          <draw:rect draw:style-name="gr8" draw:text-style-name="P4" draw:layer="layout" svg:width="8cm" svg:height="3cm" svg:x="17.5cm" svg:y="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mage &amp; Tag Admin</text:span></text:p>
            <text:p text:style-name="P2"><text:span text:style-name="T2">- Manage images, tags, tag uses</text:span></text:p>
            <text:p text:style-name="P2"><text:span text:style-name="T2">- Import images</text:span></text:p>
            <text:p text:style-name="P2"><text:span text:style-name="T2">- Export images, tags, and tag uses</text:span></text:p>
            <text:p text:style-name="P2"><text:span text:style-name="T2">- Manage licences</text:span></text:p>
            <text:p text:style-name="P2"><text:span text:style-name="T2">- Manage image sets </text:span><text:span text:style-name="T1"><text:s text:c="25"/></text:span></text:p>
            <text:p text:style-name="P2"><text:span text:style-name="T1"/></text:p>
            <text:p text:style-name="P2"><text:span text:style-name="T1"><text:s text:c="24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rect>
          <draw:rect draw:style-name="gr7" draw:text-style-name="P3" draw:layer="layout" svg:width="2cm" svg:height="0.5cm" svg:x="24cm" svg:y="5.3cm">
            <text:p text:style-name="P1"><text:span text:style-name="T2">Import</text:span></text:p>
          </draw:rect>
          <draw:rect draw:style-name="gr7" draw:text-style-name="P3" draw:layer="layout" svg:width="2cm" svg:height="0.5cm" svg:x="24cm" svg:y="5.9cm">
            <text:p text:style-name="P1"><text:span text:style-name="T2">Export</text:span></text:p>
          </draw:rect>
        </draw:g>
        <draw:g>
          <draw:rect draw:style-name="gr8" draw:text-style-name="P4" draw:layer="layout" svg:width="8cm" svg:height="2cm" svg:x="17.5cm" svg:y="8.2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layer Admin</text:span></text:p>
            <text:p text:style-name="P2"><text:span text:style-name="T2">- Manage player</text:span></text:p>
            <text:p text:style-name="P2"><text:span text:style-name="T2">- Assign access roles</text:span></text:p>
            <text:p text:style-name="P2"><text:span text:style-name="T2">- Manage subject matters </text:span><text:span text:style-name="T1"><text:s text:c="25"/></text:span></text:p>
            <text:p text:style-name="P2"><text:span text:style-name="T1"/></text:p>
            <text:p text:style-name="P2"><text:span text:style-name="T1"><text:s text:c="24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rect>
        </draw:g>
        <draw:g>
          <draw:rect draw:style-name="gr8" draw:text-style-name="P4" draw:layer="layout" svg:width="8cm" svg:height="3.5cm" svg:x="17.5cm" svg:y="10.4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lugin and Game Admin</text:span></text:p>
            <text:p text:style-name="P2"><text:span text:style-name="T2">- Register, activate, and configure </text:span><text:span text:style-name="T2"><text:line-break/></text:span><text:span text:style-name="T2"> <text:s/>games</text:span></text:p>
            <text:p text:style-name="P2"><text:span text:style-name="T2">- </text:span><text:span text:style-name="T3">Register, activate, and configure </text:span></text:p>
            <text:p text:style-name="P2"><text:span text:style-name="T3"><text:s text:c="2"/></text:span><text:span text:style-name="T3">plugins</text:span></text:p>
            <text:p text:style-name="P2"><text:span text:style-name="T2">- Manage badges </text:span><text:span text:style-name="T1"><text:s text:c="25"/></text:span></text:p>
            <text:p text:style-name="P2"><text:span text:style-name="T1"/></text:p>
            <text:p text:style-name="P2"><text:span text:style-name="T1"><text:s text:c="24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rect>
          <draw:rect draw:style-name="gr7" draw:text-style-name="P3" draw:layer="layout" svg:width="2cm" svg:height="0.5cm" svg:x="24cm" svg:y="10.6cm">
            <text:p text:style-name="P1"><text:span text:style-name="T2">Import</text:span></text:p>
          </draw:rect>
          <draw:rect draw:style-name="gr7" draw:text-style-name="P3" draw:layer="layout" svg:width="2cm" svg:height="0.5cm" svg:x="24cm" svg:y="11.201cm">
            <text:p text:style-name="P1"><text:span text:style-name="T2">Export</text:span></text:p>
          </draw:rect>
          <draw:rect draw:style-name="gr7" draw:text-style-name="P3" draw:layer="layout" svg:width="2cm" svg:height="0.5cm" svg:x="24cm" svg:y="11.801cm">
            <text:p text:style-name="P1"><text:span text:style-name="T2">Weighting</text:span></text:p>
          </draw:rect>
          <draw:rect draw:style-name="gr7" draw:text-style-name="P3" draw:layer="layout" svg:width="2cm" svg:height="0.5cm" svg:x="24cm" svg:y="12.402cm">
            <text:p text:style-name="P1"><text:span text:style-name="T2">Dictionary</text:span></text:p>
          </draw:rect>
          <draw:rect draw:style-name="gr7" draw:text-style-name="P3" draw:layer="layout" svg:width="2cm" svg:height="0.5cm" svg:x="24cm" svg:y="13cm">
            <text:p text:style-name="P1"><text:span text:style-name="T2">I.S Access</text:span></text:p>
          </draw:rect>
        </draw:g>
        <draw:g>
          <draw:rect draw:style-name="gr8" draw:text-style-name="P4" draw:layer="layout" svg:width="8cm" svg:height="3cm" svg:x="17.5cm" svg:y="14.2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Other</text:span></text:p>
            <text:p text:style-name="P2"><text:span text:style-name="T2">- Global Setttings</text:span></text:p>
            <text:p text:style-name="P2"><text:span text:style-name="T2">- Blacklist IP addresses</text:span></text:p>
            <text:p text:style-name="P2"><text:span text:style-name="T2">- </text:span><text:span text:style-name="T3">Global Settings</text:span></text:p>
            <text:p text:style-name="P2"><text:span text:style-name="T2">- Update MG (trigger Yii migrate </text:span><text:span text:style-name="T2"><text:line-break/></text:span><text:span text:style-name="T2"> <text:s/>from browser) </text:span><text:span text:style-name="T1"><text:s text:c="25"/></text:span></text:p>
            <text:p text:style-name="P2"><text:span text:style-name="T1"/></text:p>
            <text:p text:style-name="P2"><text:span text:style-name="T1"><text:s text:c="24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rect>
        </draw:g>
        <draw:rect draw:style-name="gr7" draw:text-style-name="P3" draw:layer="layout" svg:width="2cm" svg:height="0.5cm" svg:x="26.7cm" svg:y="19cm">
          <text:p text:style-name="P1"><text:span text:style-name="T2">Plugins</text:span></text:p>
        </draw:rect>
        <draw:polygon draw:style-name="gr9" draw:text-style-name="P1" draw:layer="layout" svg:width="11.199cm" svg:height="6.499cm" svg:x="3.8cm" svg:y="9.6cm" svg:viewBox="0 0 11200 6500" draw:points="0,6500 0,0 6000,0 6000,4000 11200,4000 11200,6500 6000,6500 5700,6500">
          <text:p/>
        </draw:polygon>
        <draw:polygon draw:style-name="gr10" draw:text-style-name="P1" draw:layer="layout" svg:width="4.299cm" svg:height="9.999cm" svg:x="2.2cm" svg:y="7.5cm" svg:viewBox="0 0 4300 10000" draw:points="0,0 0,10000 4300,10000 4300,7857 1843,7857 1843,0">
          <text:p/>
        </draw:polygon>
        <draw:frame draw:style-name="gr5" draw:layer="layout" svg:width="2.796cm" svg:height="0.962cm" svg:x="3cm" svg:y="16.038cm">
          <draw:text-box>
            <text:p>GAMES</text:p>
          </draw:text-box>
        </draw:frame>
        <draw:frame draw:style-name="gr5" draw:text-style-name="P5" draw:layer="layout" svg:width="6.31cm" svg:height="1.433cm" draw:transform="rotate (1.5707963267946) translate (2.4cm 14.61cm)">
          <draw:text-box>
            <text:p><text:span text:style-name="T2">Games make use of API, multiplayer </text:span><text:span text:style-name="T2"><text:line-break/></text:span><text:span text:style-name="T2">message broker and API for player </text:span><text:span text:style-name="T2"><text:line-break/></text:span><text:span text:style-name="T2">registration and login</text:span></text:p>
          </draw:text-box>
        </draw:frame>
        <draw:frame draw:style-name="gr5" draw:text-style-name="P5" draw:layer="layout" svg:width="1.679cm" svg:height="0.645cm" svg:x="26.5cm" svg:y="18.4cm">
          <draw:text-box>
            <text:p><text:span text:style-name="T2">Legend</text:span></text:p>
          </draw:text-box>
        </draw:frame>
        <draw:frame draw:style-name="gr5" draw:layer="layout" svg:width="5.684cm" svg:height="3.326cm" svg:x="4cm" svg:y="10.5cm">
          <draw:text-box>
            <text:p text:style-name="P6">API <text:s/></text:p>
            <text:p text:style-name="P7">Used by games to start a game,</text:p>
            <text:p text:style-name="P7">find a game partner,</text:p>
            <text:p text:style-name="P7">submit turns </text:p>
            <text:p text:style-name="P7">(partial implementation of further </text:p>
            <text:p text:style-name="P7">funcitonality </text:p>
            <text:p text:style-name="P7">for player login/admin)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57M4S</meta:editing-duration>
    <meta:editing-cycles>15</meta:editing-cycles>
    <meta:generator>LibreOffice/3.3$Unix LibreOffice_project/330m19$Build-401</meta:generator>
    <dc:date>2012-03-01T11:42:23</dc:date>
    <meta:document-statistic meta:object-count="32"/>
  </office:meta>
</office:document-meta>
</file>